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eaTreeHandler.signalPending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Handler.getLayoutManager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Handler.generatePageViewpor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tistics.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Handler.alreadyResolved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Handler.get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Handler.getIDTrac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stics.logResul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reaTreeHandler.associateIDWithPageViewport( String id , PageViewport p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Handler.startAbstractPageSequence( AbstractPageSequence pageSeque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eaTreeHandler.AreaTreeHandler( FOUserAgent userAgent , String outputFormat , Output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eaTreeHandler.notifyPageSequenceFinished( AbstractPageSequence pageSequence , int page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eaTreeHandler.startPageSequence( PageSequence pageSequ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Handler.signalIDProcesse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Handler.endPageSequence( PageSequence pageSeque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tistics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TreeHandler.setupModel( FOUserAgent userAgent , String outputFormat ,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Handler.getPageViewportsContaining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Handler.finishPrevPageSequence( Numeric initialPage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eaTreeHandler.getAreaTre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Handler.endExternalDocument( External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eaTreeHandler.addUnresolvedIDRef( String idref , Resolvabl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Handler.addOffDocumentItem( OffDocumentItem od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reaTreeHandler.endDocumen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tatistics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eaTreeHandler.tryIDResolution( PageViewport p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Handler.wrapAndAddExtensionAttachments( 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eaTreeHandler.startExternalDocument( External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TreeHandler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